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B" style:family="table-column">
      <style:table-column-properties style:column-width="8.5cm" style:rel-column-width="32768*"/>
    </style:style>
    <style:style style:name="표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99ccff" fo:padding="0.097cm" fo:border="0.05pt solid #000000">
        <style:background-image/>
      </style:table-cell-properties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B1" style:family="table-cell">
      <style:table-cell-properties fo:background-color="#99ccff" fo:padding="0.097cm" fo:border="0.05pt solid #000000">
        <style:background-image/>
      </style:table-cell-properties>
    </style:style>
    <style:style style:name="표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style:font-name="바탕" fo:font-size="13pt" style:font-name-asian="바탕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7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8" style:family="paragraph" style:parent-style-name="Standard">
      <style:paragraph-properties fo:text-align="center" style:justify-single-word="false"/>
      <style:text-properties fo:font-size="28pt" style:font-size-asian="28pt" style:language-asian="ko" style:country-asian="KR" style:font-size-complex="28pt"/>
    </style:style>
    <style:style style:name="P9" style:family="paragraph" style:parent-style-name="Standard">
      <style:paragraph-properties fo:text-align="center" style:justify-single-word="false"/>
      <style:text-properties fo:font-size="22pt" style:font-size-asian="22pt" style:language-asian="ko" style:country-asian="KR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1" style:family="paragraph" style:parent-style-name="Standard">
      <style:paragraph-properties fo:text-align="justify" style:justify-single-word="false"/>
      <style:text-properties fo:font-size="13pt" fo:font-weight="bold" style:font-size-asian="13pt" style:language-asian="ko" style:country-asian="KR" style:font-weight-asian="bold" style:font-size-complex="13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fo:language="en" fo:country="US" style:font-size-asian="13pt" style:language-asian="ko" style:country-asian="KR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fo:language="en" fo:country="US" fo:font-weight="bold" style:font-size-asian="13pt" style:language-asian="ko" style:country-asian="KR" style:font-weight-asian="bold" style:font-size-complex="13pt" style:font-weight-complex="bold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바탕" fo:font-size="13pt" fo:language="en" fo:country="US" style:font-name-asian="바탕" style:font-size-asian="13pt" style:language-asian="ko" style:country-asian="KR" style:font-size-complex="13pt"/>
    </style:style>
    <style:style style:name="P16" style:family="paragraph" style:parent-style-name="Text_20_body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17" style:family="paragraph" style:parent-style-name="Table_20_Contents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ko" style:country-asian="KR"/>
    </style:style>
    <style:style style:name="T4" style:family="text">
      <style:text-properties fo:language="en" fo:country="US" fo:font-weight="normal" style:language-asian="ko" style:country-asian="KR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Term Project</text:p>
      <text:p text:style-name="P9">- 회 의 록 -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0892009 김태훈</text:p>
      <text:p text:style-name="P10">0892043 한동희</text:p>
      <text:p text:style-name="P10"/>
      <text:p text:style-name="P10"/>
      <text:p text:style-name="P12"><text:soft-page-break/><text:span text:style-name="T5">1. 참석자</text:span></text:p>
      <text:p text:style-name="P12"/>
      <text:p text:style-name="P12"><text:tab/>0892009 김태훈</text:p>
      <text:p text:style-name="P12"><text:tab/>0892043 한동희</text:p>
      <text:p text:style-name="P12"/>
      <text:p text:style-name="P12"/>
      <text:p text:style-name="P12"/>
      <text:p text:style-name="P11">2. 회의일시</text:p>
      <text:p text:style-name="P12"/>
      <text:p text:style-name="P12"><text:tab/>1차 : 2012년 11월 19일 16시 00분 ~ 17시 30분 (90분간)</text:p>
      <text:p text:style-name="P12"><text:tab/>2차 : 2012년 11월 21일 16시 30분 ~ 18시 00분 (90분간)</text:p>
      <text:p text:style-name="P12"/>
      <text:p text:style-name="P12"/>
      <text:p text:style-name="P12"/>
      <text:p text:style-name="P11">3. 논의사항</text:p>
      <text:p text:style-name="P12"/>
      <text:p text:style-name="P3"><text:span text:style-name="T1"><text:s text:c="3"/></text:span><text:span text:style-name="T1">1차 </text:span></text:p>
      <text:p text:style-name="P12"><text:tab/>(1) 개발 내용</text:p>
      <text:p text:style-name="P12"><text:tab/>(2) 문제점과 그의 극복방안</text:p>
      <text:p text:style-name="P12"><text:tab/>(3) 제약사항</text:p>
      <text:p text:style-name="P12"/>
      <text:p text:style-name="P3"><text:span text:style-name="T1"><text:s text:c="3"/></text:span><text:span text:style-name="T1">2차</text:span></text:p>
      <text:p text:style-name="P12"><text:tab/>(1) Software / Hardware 구조도</text:p>
      <text:p text:style-name="P3"><text:span text:style-name="T1"><text:tab/></text:span><text:span text:style-name="T1">(2) Test Plan</text:span></text:p>
      <text:p text:style-name="P12"/>
      <text:p text:style-name="P12"/>
      <text:p text:style-name="P11">4. 채택사항</text:p>
      <text:p text:style-name="P12"/>
      <text:p text:style-name="P3"><text:span text:style-name="T1"><text:s text:c="3"/></text:span><text:span text:style-name="T1">1차</text:span></text:p>
      <text:p text:style-name="P12"><text:tab/>(1) 개발 내용</text:p>
      <text:p text:style-name="P3"><text:span text:style-name="T1"><text:tab/><text:tab/></text:span><text:span text:style-name="T3">coin</text:span><text:span text:style-name="T1">을 이용한 캔디팡 게임을 구현한다</text:span><text:span text:style-name="T3">.</text:span></text:p>
      <text:p text:style-name="P13"/>
      <text:p text:style-name="P13"/>
      <text:p text:style-name="P13"><text:tab/>(2) 문제점과 그의 극복방안</text:p>
      <text:p text:style-name="P13"/>
      <table:table table:name="표1" table:style-name="표1">
        <table:table-column table:style-name="표1.A"/>
        <table:table-column table:style-name="표1.B"/>
        <text:soft-page-break/>
        <table:table-row>
          <table:table-cell table:style-name="표1.A1" office:value-type="string">
            <text:p text:style-name="P6">문제점</text:p>
          </table:table-cell>
          <table:table-cell table:style-name="표1.B1" office:value-type="string">
            <text:p text:style-name="P6">극복방안</text:p>
          </table:table-cell>
        </table:table-row>
        <table:table-row>
          <table:table-cell table:style-name="표1.A2" office:value-type="string">
            <text:p text:style-name="P1"><text:s/>닌텐도 <text:span text:style-name="T2">DS</text:span>에 관련된 <text:span text:style-name="T2">API </text:span>정보들이 부족</text:p>
          </table:table-cell>
          <table:table-cell table:style-name="표1.B2" office:value-type="string">
            <text:p text:style-name="P1"><text:s/>여러 사이트를 참고하고<text:span text:style-name="T2">, </text:span>필요한 메서드는 직접 헤더 형태로 구현하여 추가<text:span text:style-name="T1">함</text:span></text:p>
          </table:table-cell>
        </table:table-row>
        <table:table-row>
          <table:table-cell table:style-name="표1.A2" office:value-type="string">
            <text:p text:style-name="P1"><text:s/>화려한 그래픽을 구현하는데 어려움</text:p>
          </table:table-cell>
          <table:table-cell table:style-name="표1.B2" office:value-type="string">
            <text:p text:style-name="P5"><text:s/>직접 그림을 그리거나 검색하여 구<text:span text:style-name="T1">함</text:span></text:p>
          </table:table-cell>
        </table:table-row>
        <table:table-row>
          <table:table-cell table:style-name="표1.A2" office:value-type="string">
            <text:p text:style-name="P5"><text:s/>디버그가 불가능</text:p>
          </table:table-cell>
          <table:table-cell table:style-name="표1.B2" office:value-type="string">
            <text:p text:style-name="P5"><text:s/>에뮬레이터에서 제공하는 디버거를 사용하거나 직접 모니터링하여 해결</text:p>
          </table:table-cell>
        </table:table-row>
        <table:table-row>
          <table:table-cell table:style-name="표1.A2" office:value-type="string">
            <text:p text:style-name="P5"><text:s/>터치패드 입력 및 화면 출력에 대한 정보가 부족</text:p>
          </table:table-cell>
          <table:table-cell table:style-name="표1.B2" office:value-type="string">
            <text:p text:style-name="P5"><text:s/><text:span text:style-name="T2">NDS</text:span>에 대한 사이트나 전문 서적들을 참고하여 해결</text:p>
          </table:table-cell>
        </table:table-row>
      </table:table>
      <text:p text:style-name="P13"/>
      <text:p text:style-name="P13"/>
      <text:p text:style-name="P3"><text:span text:style-name="T3"><text:tab/></text:span><text:span text:style-name="T3">(3) 제약사항</text:span></text:p>
      <text:p text:style-name="P13"/>
      <text:p text:style-name="P15"><text:tab/> <text:s text:c="2"/>● 게임의 제한시간은 1분으로 설정한다.</text:p>
      <text:p text:style-name="P2"><text:tab/> <text:s text:c="2"/>● <text:span text:style-name="T2">1</text:span>분이 지나면 획득한 점수를 표시한다<text:span text:style-name="T2">.</text:span></text:p>
      <text:p text:style-name="P2"><text:span text:style-name="T2"><text:tab/> <text:s text:c="2"/></text:span>● 같은 색의 동전이 <text:span text:style-name="T2">3</text:span>개 이상 붙어있을 때 터치하면 동전이 터지게 된다<text:span text:style-name="T2">.</text:span></text:p>
      <text:p text:style-name="P2"><text:tab/> <text:s text:c="2"/>● 한번 동전을 터뜨리고 일정한 시간 내에 다시 터뜨리면 콤보를 부여한다<text:span text:style-name="T2">.</text:span></text:p>
      <text:p text:style-name="P2"><text:tab/> <text:s text:c="2"/>● 콤보 수에 따라 획득 점수에 가중치를 부여한다<text:span text:style-name="T2">.</text:span></text:p>
      <text:p text:style-name="P2"><text:span text:style-name="T2"><text:tab/> <text:s text:c="2"/></text:span>● 같은 색의 동전이 <text:span text:style-name="T2">3</text:span>개 미만인 곳을 터치하면 콤보를 초기화한다<text:span text:style-name="T2">.</text:span></text:p>
      <text:p text:style-name="P2"><text:tab/> <text:s text:c="2"/>● 필드의 크기는 <text:span text:style-name="T2">7×7</text:span>로 설정한다<text:span text:style-name="T2">.</text:span></text:p>
      <text:p text:style-name="P15"><text:tab/> <text:s text:c="2"/>● 동전은 4가지 종류로 설정한다. (빨강 노랑 초록 파랑)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5. 유보사항</text:p>
      <text:p text:style-name="P14"/>
      <text:p text:style-name="P4"><text:span text:style-name="T3"><text:s text:c="3"/></text:span><text:span text:style-name="T4">1차</text:span></text:p>
      <text:p text:style-name="P14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6">유보내용</text:p>
          </table:table-cell>
          <table:table-cell table:style-name="표2.B1" office:value-type="string">
            <text:p text:style-name="P6">유보사유</text:p>
          </table:table-cell>
        </table:table-row>
        <table:table-row>
          <table:table-cell table:style-name="표2.A2" office:value-type="string">
            <text:p text:style-name="P1"><text:s/><text:span text:style-name="T1">애니팡을 구현한다.</text:span></text:p>
          </table:table-cell>
          <table:table-cell table:style-name="표2.B2" office:value-type="string">
            <text:p text:style-name="P16"><text:s/>각각의 캐릭터의 이미지를 구하기가 힘들고, 터치하여 위치를 바꾸는 알고리즘을 제한된 기간 안에 구현하기는 힘들다고 판단하여 유보</text:p>
          </table:table-cell>
        </table:table-row>
        <table:table-row>
          <table:table-cell table:style-name="표2.A2" office:value-type="string">
            <text:p text:style-name="P1"><text:s/><text:span text:style-name="T1">아이템을 사용할 수 있게 한다.</text:span></text:p>
          </table:table-cell>
          <table:table-cell table:style-name="표2.B2" office:value-type="string">
            <text:p text:style-name="P17"><text:s/>많은 아이템을 사용하게 만드는데 제한된 기간 안에 구현하기는 힘들다고 판단하여 유보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0:20:53.99</meta:creation-date>
    <dc:date>2012-11-23T14:14:03</dc:date>
    <meta:editing-duration>PT10M53S</meta:editing-duration>
    <meta:editing-cycles>5</meta:editing-cycles>
    <meta:generator>LibreOffice/3.5$Linux_x86 LibreOffice_project/350m1$Build-2</meta:generator>
    <meta:document-statistic meta:table-count="2" meta:image-count="0" meta:object-count="0" meta:page-count="4" meta:paragraph-count="50" meta:word-count="235" meta:character-count="996" meta:non-whitespace-character-count="740"/>
  </office:meta>
</office:document-meta>
</file>